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2C00000080FBD956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4"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end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Footer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23ff23"/>
    </style:style>
    <style:style style:name="T9" style:family="text">
      <style:text-properties fo:color="#23ff23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Salve galera, trago aos senhores o Theme Factory 5, um mini framework para criação de temas para XOOPS.</text:p>
      <text:p text:style-name="Standard"><text:tab/>O código foi reestruturado e fui deixando o mesmo mais limpo para o melhor entendimento do código e para deixar a adaptação fácil. O próximo passo é criar a apostila e os vídeos sobre como desenvolver temas rapidamente a partir dele, espero que em dezembro já seja possível começar a gravar e escrever alguns artigos sobre desenvolvimento de temas para XOOPS e dar algumas dicas de HTML e CSS, mais enquanto dezembro não chega vamos fazer uma tour no Theme Factory...</text:p>
      <text:p text:style-name="Standard"/>
      <text:p text:style-name="Standard"><text:tab/>Antes de mais nada baixe o tema base aqui:<text:line-break/><text:a xlink:type="simple" xlink:href="http://angelorocha.com.br/modules/TDMDownloads/viewcat.php?cid=2">http://angelorocha.com.br/modules/TDMDownloads/viewcat.php?cid=2</text:a></text:p>
      <text:p text:style-name="Standard"/>
      <text:p text:style-name="Standard"><text:tab/>Descompacte ele e coloque o mesmo na pasta de temas do XOOPS, de a ele o nome que quiser e vamos dar uma geral sobre seus arquivos.</text:p>
      <text:p text:style-name="Standard"/>
      <text:p text:style-name="Standard"><text:span text:style-name="T1">1° theme.html:</text:span><text:line-break/><text:tab/>Arquivo onde são incluidos os arquivos para o funcionamento do tema, não é necessário alterar nada nele para a customização.</text:p>
      <text:p text:style-name="Standard"/>
      <text:p text:style-name="P17">2° style.css:</text:p>
      <text:p text:style-name="Standard"><text:tab/>Folha de estilo do tema, aqui são incluídas as demais folhas de estilo, são elas:</text:p>
      <text:list xml:id="list29123842" text:style-name="L1">
        <text:list-item>
          <text:p text:style-name="P1">reset.css:<text:line-break/>O nome já diz tudo, aqui é onde tem os resets do site, altere poucas coisas e somente se realmente precisar.<text:line-break/></text:p>
        </text:list-item>
        <text:list-item>
          <text:p text:style-name="P1">menu.css:<text:line-break/>Determina o estilo do menu do topo, altere a vontade.<text:line-break/></text:p>
        </text:list-item>
        <text:list-item>
          <text:p text:style-name="P1">effects.css:</text:p>
          <text:p text:style-name="P1">São postos nessa folha de estilo recursos de efeito em css como arredondamentos, sombras e etc... <text:line-break/>Deixei alguns padrões nela, para usar basta atribuir alguma das classes que estão lá em algum elemento do seu tema, edite a vontade.<text:line-break/></text:p>
        </text:list-item>
        <text:list-item>
          <text:p text:style-name="P1">blocks.css:<text:line-break/>Carrega o estilo para cada bloco, você pode determinar um estilo único para todos os blocos simplesmente editando a classe “.xo-Block{<text:span text:style-name="T1">atributos aqui</text:span>}” na primeira linha do documento bem como definir um estilo único para os títulos de todos os blocos editando a classe “.blockTitle{<text:span text:style-name="T1">atributos aqui</text:span>}” ou definir estilos destintos para cada bloco a sua preferência, o código esta comentado para facilitar o entendimento.<text:line-break/></text:p>
        </text:list-item>
        <text:list-item>
          <text:p text:style-name="P1">itensXoops.css:<text:line-break/>Carrega o estilo para os elementos do XOOPS, notem as ID's:<text:line-break/><text:span text:style-name="T1">#mainmenu a, #usermenu a - </text:span><text:span text:style-name="T2">Define o estilo do menu principal e do menu de usuário nativos do XOOPS, veja o atributo “</text:span><text:span text:style-name="T1">display:block;</text:span><text:span text:style-name="T2">” isso faz com que os links sejam exibidos um abaixo do outro, caso queiram os links lado a lado basta alterar o display para inline, deixando assim: </text:span><text:span text:style-name="T1">display:inline;<text:line-break/></text:span></text:p>
        </text:list-item>
        <text:list-item>
          <text:p text:style-name="P3"><text:soft-page-break/>fonts.css:<text:line-break/>Carrega o CSS das fontes que estão dentro da pasta fontes, para usar uma dessas fontes basta atribuir o o seu respectivo valor no atributo “<text:span text:style-name="T1">font-family</text:span>” em qualquer elemento do seu site.<text:line-break/></text:p>
        </text:list-item>
        <text:list-item>
          <text:p text:style-name="P3">xoopseditor.css:<text:line-break/>Estilo para os editores do XOOPS, dispensa mais explicações.<text:line-break/></text:p>
        </text:list-item>
        <text:list-item>
          <text:p text:style-name="P3">system.css<text:line-break/>Carrega o estilo para o site em modo de manutenção e para o redirecionamento clássico do XOOPS.</text:p>
        </text:list-item>
      </text:list>
      <text:p text:style-name="P2"/>
      <text:p text:style-name="P2"><text:tab/>Todos os arquivos de CSS estao dentro da pasta “<text:span text:style-name="T1">/css</text:span>” do Theme Factory, exceto o style.css que se encontra na raiz do pacote.</text:p>
      <text:p text:style-name="P2"/>
      <text:p text:style-name="P17">3° Fontes do Theme Factory:</text:p>
      <text:p text:style-name="P2"><text:tab/>Adicionar fontes externas é uma tarefa complicada, principalmente quando o assunto é compatibilidade com todos os browsers, nesta versão do TF inseri no mesmo 7 fontes externar, para deixar o site mais diferente ainda, são elas:</text:p>
      <text:list xml:id="list29219803" text:style-name="L2">
        <text:list-item>
          <text:p text:style-name="P4">MarckScriptRegular</text:p>
        </text:list-item>
        <text:list-item>
          <text:p text:style-name="P4">RochesterRegular</text:p>
        </text:list-item>
        <text:list-item>
          <text:p text:style-name="P4">CabinRegular</text:p>
        </text:list-item>
        <text:list-item>
          <text:p text:style-name="P4">AndikaRegular</text:p>
        </text:list-item>
        <text:list-item>
          <text:p text:style-name="P4">CrimsonTextRoman</text:p>
        </text:list-item>
        <text:list-item>
          <text:p text:style-name="P4">PlayRegular</text:p>
        </text:list-item>
        <text:list-item>
          <text:p text:style-name="P6"><text:span text:style-name="T2">SyncopateRegular</text:span></text:p>
        </text:list-item>
      </text:list>
      <text:p text:style-name="Standard"><text:span text:style-name="T2"/></text:p>
      <text:p text:style-name="Standard"><text:span text:style-name="T2"><text:tab/>Para usar qualquer uma delas basta atribuir a fonte desejada no atributo “fonte-family” em qualquer parte do seu site, ex.:</text:span></text:p>
      <text:p text:style-name="Standard"><text:span text:style-name="T2"/></text:p>
      <text:p text:style-name="Standard"><text:span text:style-name="T2">Abra o arquivo “/css/reset.css” e localize a linha 20:</text:span></text:p>
      <text:p text:style-name="Standard"><text:span text:style-name="T2"><text:tab/>body{</text:span></text:p>
      <text:p text:style-name="Standard"><text:span text:style-name="T2"><text:tab/><text:tab/>background:#EBEBEB; </text:span></text:p>
      <text:p text:style-name="Standard"><text:span text:style-name="T2"><text:tab/><text:tab/>text-align:left; font-size:12px; </text:span></text:p>
      <text:p text:style-name="Standard"><text:span text:style-name="T2"><text:tab/><text:tab/></text:span><text:span text:style-name="T1">font-family:arial;</text:span></text:p>
      <text:p text:style-name="Standard"><text:span text:style-name="T2"><text:tab/><text:tab/>}</text:span></text:p>
      <text:p text:style-name="Standard"><text:span text:style-name="T2">Altere para:</text:span></text:p>
      <text:p text:style-name="Standard"><text:span text:style-name="T2"><text:tab/>body{</text:span></text:p>
      <text:p text:style-name="Standard"><text:span text:style-name="T2"><text:tab/><text:tab/>background:#EBEBEB; </text:span></text:p>
      <text:p text:style-name="Standard"><text:span text:style-name="T2"><text:tab/><text:tab/>text-align:left; font-size:12px; </text:span></text:p>
      <text:p text:style-name="Standard"><text:span text:style-name="T2"><text:tab/><text:tab/></text:span><text:span text:style-name="T3">font-family:MarckScriptRegular;</text:span></text:p>
      <text:p text:style-name="Standard"><text:span text:style-name="T2"><text:tab/><text:tab/>}</text:span></text:p>
      <text:p text:style-name="Standard"><text:span text:style-name="T2"/></text:p>
      <text:p text:style-name="P18"><text:span text:style-name="T2">Note que todas as fontes do site agora estão diferentes, o uso das fontes contidas nesta pasta não é obrigatório ficando isso ao critério do desenvolvedor.</text:span></text:p>
      <text:p text:style-name="P18"><text:span text:style-name="T2"/></text:p>
      <text:p text:style-name="P18"><text:span text:style-name="T2"/></text:p>
      <text:p text:style-name="P18"><text:soft-page-break/><text:span text:style-name="T2"/></text:p>
      <text:p text:style-name="P20">4° O diretório js:</text:p>
      <text:p text:style-name="P19"><text:span text:style-name="T2"><text:tab/>Dentro do mesmo podemos organizar os recursos de javascript do tema, por padrão já deixei o jQuery pois é o framework javascript oficial do XOOPS, existe outro arquivo dentro deste diretório chamado “</text:span><text:span text:style-name="T1">efeitosespeciais.js</text:span><text:span text:style-name="T2">”, este arquivo é para que possamos chamar as funções javascript do nosso theme, dessa forma não poluimos muito o código html.</text:span></text:p>
      <text:p text:style-name="P19"><text:span text:style-name="T2"/></text:p>
      <text:p text:style-name="P20">5° O diretório de linguagem:</text:p>
      <text:p text:style-name="P19"><text:span text:style-name="T2"><text:tab/>Na pasta “language” encontra-se os arquivos de linguagem do nosso tema, caso precise alterar algum texto vá até esta pasta e altere a sua necessidade, este tipo de arquivo é necessário caso algum desenvolvedor crie algum tema para a comunidade baseado no </text:span><text:span text:style-name="T1">Theme Factory</text:span><text:span text:style-name="T2">, neste caso disponibilizar o mesmo tema tanto com tradução para o português quanto para o inglês no mínimo é necessário.</text:span></text:p>
      <text:p text:style-name="P19"><text:span text:style-name="T2"/></text:p>
      <text:p text:style-name="P20">6° Plugins</text:p>
      <text:p text:style-name="P19"><text:span text:style-name="T2"><text:tab/>Como podem ver há um diretório chamado plugins, neste diretório são inseridos plugins no tema, como barras de ferramentas, caixas de login, buscas personalizadas, menus e etc...</text:span></text:p>
      <text:p text:style-name="P19"><text:span text:style-name="T2">Para criar um plugin para o Theme Factory basta seguir o seguinte passo a passo:</text:span></text:p>
      <text:list xml:id="list30342700" text:style-name="L3">
        <text:list-item>
          <text:p text:style-name="P7"><text:span text:style-name="T2">Crie o arquivo .html com a funcionalidade que você deseja dentro da pasta </text:span><text:span text:style-name="T1">plugins</text:span></text:p>
        </text:list-item>
        <text:list-item>
          <text:p text:style-name="P5">Crie o css para o seu plugin e chame o mesmo dentro do style.css assim:<text:line-break/><text:span text:style-name="T4">@import url(css/meuCssPlugin.css);</text:span></text:p>
        </text:list-item>
        <text:list-item>
          <text:p text:style-name="P9">Invoque seu plugin em qualquer parte do tema através do include, dessa forma:<text:line-break/><text:span text:style-name="T1">&lt;{includeq file="$theme_name/plugins/meuplugin.html"}&gt;</text:span></text:p>
        </text:list-item>
      </text:list>
      <text:p text:style-name="P8"/>
      <text:p text:style-name="P8"><text:tab/>Este é uma prévia do recurso de plugins para o Theme factory que pretendo aperfeiçoar em breve através de um processo automatizado, mais enquanto isso vamos fazendo no braço mesmo.</text:p>
      <text:p text:style-name="P8"/>
      <text:p text:style-name="P11">7º TPL – Arquivos de Template</text:p>
      <text:p text:style-name="P8"><text:tab/>O coração do Theme Factory, aqui é onde se encontra toda a funcionalidade do tema, em 90% dos casos você não vai precisar alterar nada nesta pasta para personalizar seu tema, sendo toda a customização dentro do CSS do tema. Vamos agora fazer uma <text:span text:style-name="T1">tour </text:span>por todos os arquivos existentes aqui:<text:line-break/></text:p>
      <text:list xml:id="list30425443" text:style-name="L4">
        <text:list-item>
          <text:p text:style-name="P12">header.html<text:line-break/><text:span text:style-name="T2">Arquivo que contem o cabeçalho do tema, invocado dentro do theme.html na raiz do tema.<text:line-break/></text:span></text:p>
        </text:list-item>
        <text:list-item>
          <text:p text:style-name="P12">menu.html<text:line-break/><text:span text:style-name="T2">Menu principal, este arquivo contem o codigo do menu horizontal do tema. Invocado no </text:span>header.html<text:line-break/></text:p>
        </text:list-item>
        <text:list-item>
          <text:p text:style-name="P12">footer.html<text:line-break/><text:span text:style-name="T2">Contem o codigo do rodapé do tema, invocado no theme.html na raiz do tema.</text:span><text:line-break/></text:p>
        </text:list-item>
        <text:list-item>
          <text:p text:style-name="P12">search.html<text:line-break/><text:span text:style-name="T2">Caixa de busca, invocada no </text:span>header.html <text:span text:style-name="T2">dentro da div “tf-menu”.</text:span><text:line-break/></text:p>
        </text:list-item>
        <text:list-item>
          <text:p text:style-name="P12">xoopsContents.html<text:line-break/><text:soft-page-break/><text:span text:style-name="T2">Responsável pela exibição do conteúdo gerado dinamicamente pelos módulos do XOOPS.</text:span></text:p>
          <text:p text:style-name="P12"><text:span text:style-name="T2">Invocado no “</text:span>centerZone.html<text:span text:style-name="T2">” dentro da pasta TPL.</text:span><text:line-break/></text:p>
        </text:list-item>
        <text:list-item>
          <text:p text:style-name="P12">leftBlock.html<text:line-break/><text:span text:style-name="T2">Exibe a coluna esquerda do XOOPS, responsável por organizar os blocos da esquerda.<text:line-break/>Invocado no “</text:span>centerZone.html<text:span text:style-name="T2">” dentro da pasta TPL.</text:span><text:line-break/></text:p>
        </text:list-item>
        <text:list-item>
          <text:p text:style-name="P12">rightBlock.html<text:line-break/><text:span text:style-name="T2">Exibe a coluna direita do XOOPS, responsável por organizar os blocos da direita.<text:line-break/>Invocado no “</text:span>centerZone.html<text:span text:style-name="T2">” dentro da pasta TPL.</text:span><text:line-break/></text:p>
        </text:list-item>
        <text:list-item>
          <text:p text:style-name="P12">centerBlock.html<text:line-break/><text:span text:style-name="T2">Exibe os blocos superiores centrais do XOOPS.</text:span></text:p>
          <text:p text:style-name="P12"><text:span text:style-name="T2">Invocado no “</text:span>centerZone.html<text:span text:style-name="T2">” dentro da pasta TPL.<text:line-break/></text:span></text:p>
        </text:list-item>
        <text:list-item>
          <text:p text:style-name="P12">centerLeft.html<text:line-break/><text:span text:style-name="T2">Exibe os blocos centrais esquerdos.</text:span></text:p>
          <text:p text:style-name="P12"><text:span text:style-name="T2">Invocado no “</text:span>centerZone.html<text:span text:style-name="T2">” dentro da pasta TPL.<text:line-break/></text:span></text:p>
        </text:list-item>
        <text:list-item>
          <text:p text:style-name="P12">centerRight.html<text:line-break/><text:span text:style-name="T2">Exibe os blocos centrais direitos.<text:line-break/>Invocado no “</text:span>centerZone.html<text:span text:style-name="T2">” dentro da pasta TPL.</text:span><text:line-break/></text:p>
        </text:list-item>
        <text:list-item>
          <text:p text:style-name="P12">centerBottom.html<text:line-break/><text:span text:style-name="T2">Exibe os blocos centrais inferiores.<text:line-break/>Invocado no “</text:span>centerZone.html<text:span text:style-name="T2">” dentro da pasta TPL.</text:span><text:line-break/></text:p>
        </text:list-item>
        <text:list-item>
          <text:p text:style-name="P12">leftBottom.html<text:line-break/><text:span text:style-name="T2">Exibe os blocos esquerdo inferior.<text:line-break/>Invocado no “</text:span>centerZone.html<text:span text:style-name="T2">” dentro da pasta TPL.</text:span><text:line-break/></text:p>
        </text:list-item>
        <text:list-item>
          <text:p text:style-name="P12">rightBottom.html<text:line-break/><text:span text:style-name="T2">Exibe os blocos direito inferior.<text:line-break/>Invocado no “</text:span>centerZone.html<text:span text:style-name="T2">” dentro da pasta TPL.</text:span><text:line-break/></text:p>
        </text:list-item>
        <text:list-item>
          <text:p text:style-name="P12">centerZone.html</text:p>
          <text:p text:style-name="P10">É aqui que tudo acontece, por algum tempo procurei uma forma de me livrar das terríveis tabelas do XOOPS, fazer que ele exibisse suas três colunas de uma forma dinâmica sem o uso de tabelas, existe uma forma de fazer isso com js, mais no caso queria algo mais leve, então usei smarty php para o mesmo, o resultado final foi um layout totalmente elástico e sem mais complicações.<text:line-break/><text:line-break/>Em uma breve análise no arquivo vocês podem ver que a estrutura é bem simples, apenas defini um <text:span text:style-name="T1">if aninhado </text:span>de forma que o tamanho e a posição das colunas vai variar conforme o que for definido na exibição dos blocos no painel de controle do seu site XOOPS. Alterações neste arquivo são bem desnecessárias, a não ser que você deseje alterar as dimenções do seu template, aí neste caso é fundamental que você altere as dimenções das <text:soft-page-break/>divs setadas nos <text:span text:style-name="T1">if e else</text:span> no decorrer deste documento.</text:p>
        </text:list-item>
      </text:list>
      <text:p text:style-name="P8"/>
      <text:p text:style-name="P11">8º Os arquivos .htaccess</text:p>
      <text:p text:style-name="P8"><text:tab/>Essa dica veio do companheiro AG, estes arquivos proibem que <text:span text:style-name="T1">engraçadinhos </text:span>roubem o código dos seus temas, ou seja, dentro destes arquivos o acesso ao html de seu theme fica restrito, sendo assim o larápio que tentar baixar seu tema não vai conseguir, recomendo fortemente que não remova os mesmos.</text:p>
      <text:p text:style-name="P8"/>
      <text:p text:style-name="P11">9º O arquivo “theme.ini”</text:p>
      <text:p text:style-name="P8"><text:tab/>Carrega as definições do nome de seu tema, screenshot e miniatura do mesmo.</text:p>
      <text:p text:style-name="P8"/>
      <text:p text:style-name="P13">Finalizando:</text:p>
      <text:p text:style-name="P8"><text:tab/>Esta foi uma rápida visão da estrutura do Theme Factory, espero que tenha ficado claro o funcionamento do mesmo, para qualquer dúvida podem postar no <text:a xlink:type="simple" xlink:href="http://guxbrasil.org/">fórum</text:a> que eu ou outros usuário poderão ajudar.</text:p>
      <text:p text:style-name="P8"><text:tab/>Em breve estarei postando algumas vídeo aulas do Theme Factory no You Tube para deixar ainda mais claro o uso do mesmo. Para quem ainda não me acompanha no You Tube este é o link <text:s/>do meu canal: <text:a xlink:type="simple" xlink:href="http://www.youtube.com/user/angelowildchild">Clique Aqui</text:a></text:p>
      <text:p text:style-name="P8"><text:tab/>Podem me econtrar também no <text:a xlink:type="simple" xlink:href="https://plus.google.com/u/0/106676651686885039408">Google Plus</text:a> e no <text:a xlink:type="simple" xlink:href="http://twitter.com/_angelorocha">Twitter</text:a>, espero que esta mini apostila seja útil, até mais.</text:p>
      <text:p text:style-name="P8"/>
      <text:p text:style-name="P8"/>
      <text:p text:style-name="P15">Angelo Rocha</text:p>
      <text:p text:style-name="P15">Desenvolvimento e Consultoria WEB</text:p>
      <text:p text:style-name="P8"><text:a xlink:type="simple" xlink:href="http://www.angelorocha.com.br/"><text:span text:style-name="T5">www.angelorocha.com.br</text:span></text:a></text:p>
      <text:p text:style-name="P15"><text:a xlink:type="simple" xlink:href="mailto:contato@angelorocha.com.br">contato@angelorocha.com.br</text:a></text:p>
      <text:p text:style-name="P15"/>
      <text:p text:style-name="P14">“Se a princípio a ideia não parecer absurda, então ela não vale apena.”</text:p>
      <text:p text:style-name="P16">Albert Einste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1pt" style:font-size-asian="11pt" style:font-size-complex="11pt"/>
    </style:style>
    <style:style style:name="MT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color="#ffffff" fo:font-weight="bold" style:font-weight-asian="bold" style:font-weight-complex="bold"/>
    </style:style>
    <style:style style:name="MT3" style:family="text">
      <style:text-properties fo:color="#23ff23"/>
    </style:style>
    <style:style style:name="MT4" style:family="text">
      <style:text-properties fo:color="#000080"/>
    </style:style>
    <style:style style:name="MT5" style:family="text">
      <style:text-properties fo:color="#23ff23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cm" fo:margin-left="0cm" fo:margin-right="0cm" fo:margin-bottom="0.499cm" fo:background-color="transparent" style:dynamic-spacing="true">
          <style:background-image xlink:href="Pictures/100000000000012C00000080FBD95656.png" xlink:type="simple" xlink:actuate="onLoad" style:position="center left" style:repeat="no-repeat"/>
        </style:header-footer-properties>
      </style:header-style>
      <style:footer-style>
        <style:header-footer-properties svg:height="0.499cm" fo:margin-left="0cm" fo:margin-right="0cm" fo:margin-top="0.199cm" style:shadow="none" fo:background-color="#004a4a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Theme Factory – Criando temas rapidamente <text:s text:c="2"/></text:span><text:span text:style-name="MT2"><text:s text:c="11"/></text:span><text:s text:c="57"/><text:span text:style-name="MT3"><text:s text:c="2"/></text:span><text:a xlink:type="simple" xlink:href="http://angelorocha.com.br/"><text:span text:style-name="MT4"><text:s/></text:span></text:a><text:a xlink:type="simple" xlink:href="http://angelorocha.com.br/"><text:span text:style-name="MT5">Angelo Rocha</text:span></text:a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09:56:23.09</meta:creation-date>
    <dc:date>2011-12-12T11:15:49.32</dc:date>
    <meta:editing-duration>PT2H40M33S</meta:editing-duration>
    <meta:editing-cycles>70</meta:editing-cycles>
    <meta:generator>LibreOffice/3.4$Win32 LibreOffice_project/340m1$Build-302</meta:generator>
    <meta:document-statistic meta:table-count="0" meta:image-count="0" meta:object-count="0" meta:page-count="5" meta:paragraph-count="86" meta:word-count="1465" meta:character-count="9183" meta:non-whitespace-character-count="7699"/>
  </office:meta>
</office:document-meta>
</file>